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0000000300CF51F80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Map" text:anchor-type="paragraph" svg:x="-1.99cm" svg:y="-1.99cm" svg:width="14.79cm" svg:height="10.479cm" draw:z-index="0"><draw:image xlink:href="Pictures/100002010000040000000300CF51F80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1T01:10:45</meta:creation-date>
    <dc:date>2013-11-22T16:02:15</dc:date>
    <meta:editing-duration>PT9M53S</meta:editing-duration>
    <meta:editing-cycles>4</meta:editing-cycles>
    <meta:generator>LibreOffice/4.0.4.2$MacOSX_x86 LibreOffice_project/9e9821abd0ffdbc09cd8c52eaa574fa09eb08f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